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Wreathe" svg:font-family="Wreathe" style:font-pitch="variable"/>
    <style:font-face style:name="Arial" svg:font-family="Arial" style:font-family-generic="roman" style:font-pitch="variable"/>
    <style:font-face style:name="Caladea" svg:font-family="Caladea" style:font-family-generic="roman" style:font-pitch="variable"/>
    <style:font-face style:name="Gentium Book Basic" svg:font-family="'Gentium Book Basic'"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Luxi Sans" svg:font-family="'Luxi Sans'" style:font-family-generic="system" style:font-pitch="variable"/>
  </office:font-face-decls>
  <office:automatic-styles>
    <style:style style:name="P1"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in" style:auto-text-indent="false" fo:background-color="transparent"/>
      <style:text-properties style:font-name="Wreathe" fo:font-size="15pt" fo:font-weight="bold" officeooo:rsid="0010ff38" officeooo:paragraph-rsid="0010ff38" style:font-size-asian="15pt" style:font-weight-asian="bold" style:font-size-complex="15pt" style:font-weight-complex="bold"/>
    </style:style>
    <style:style style:name="P2" style:family="paragraph" style:parent-style-name="Standard" style:master-page-name="">
      <loext:graphic-properties draw:fill="none"/>
      <style:paragraph-properties fo:margin-left="0in" fo:margin-right="0in" fo:margin-top="0.1583in" fo:margin-bottom="0.1583in" loext:contextual-spacing="false" fo:line-height="100%" fo:text-align="justify" style:justify-single-word="false" fo:text-indent="0.25in" style:auto-text-indent="false" style:page-number="auto" fo:background-color="transparent"/>
      <style:text-properties style:font-name="Wreathe" fo:font-size="15pt" officeooo:rsid="000ed169" officeooo:paragraph-rsid="000ed169" style:font-size-asian="15pt" style:font-size-complex="15pt"/>
    </style:style>
    <style:style style:name="P3"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25in" style:auto-text-indent="false" fo:background-color="transparent"/>
      <style:text-properties style:font-name="Wreathe" fo:font-size="15pt" officeooo:rsid="000ed169" officeooo:paragraph-rsid="000ed169" style:font-size-asian="15pt" style:font-size-complex="15pt"/>
    </style:style>
    <style:style style:name="P4"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25in" style:auto-text-indent="false" fo:background-color="transparent"/>
      <style:text-properties style:font-name="Wreathe" fo:font-size="15pt" officeooo:rsid="000ed169" officeooo:paragraph-rsid="000f7299" style:font-size-asian="15pt" style:font-size-complex="15pt"/>
    </style:style>
    <style:style style:name="P5"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25in" style:auto-text-indent="false" fo:background-color="transparent"/>
      <style:text-properties style:font-name="Wreathe" fo:font-size="15pt" officeooo:rsid="000f7299" officeooo:paragraph-rsid="000f7299" style:font-size-asian="15pt" style:font-size-complex="15pt"/>
    </style:style>
    <style:style style:name="P6"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25in" style:auto-text-indent="false" fo:background-color="transparent"/>
      <style:text-properties style:font-name="Wreathe" fo:font-size="15pt" officeooo:rsid="000f7299" officeooo:paragraph-rsid="0044ddcf" style:font-size-asian="15pt" style:font-size-complex="15pt"/>
    </style:style>
    <style:style style:name="P7" style:family="paragraph" style:parent-style-name="Section_20_header_7e_LT_7e_Titel" style:master-page-name="">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style:page-number="auto" fo:background-color="transparent" style:writing-mode="lr-tb"/>
      <style:text-properties style:font-name="Wreathe" fo:font-size="15pt" officeooo:paragraph-rsid="0010ff38" style:font-size-asian="15pt" style:font-size-complex="15pt"/>
    </style:style>
    <style:style style:name="P8" style:family="paragraph" style:parent-style-name="Section_20_header_7e_LT_7e_Titel">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fo:background-color="transparent" style:writing-mode="lr-tb"/>
      <style:text-properties style:font-name="Wreathe" fo:font-size="15pt" officeooo:rsid="0015c205" officeooo:paragraph-rsid="0015c205" style:font-size-asian="15pt" style:font-size-complex="15pt"/>
    </style:style>
    <style:style style:name="P9" style:family="paragraph" style:parent-style-name="Section_20_header_7e_LT_7e_Titel">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fo:background-color="transparent" style:writing-mode="lr-tb"/>
      <style:text-properties style:font-name="Wreathe" fo:font-size="15pt" officeooo:paragraph-rsid="0010ff38" style:font-size-asian="15pt" style:font-size-complex="15pt"/>
    </style:style>
    <style:style style:name="P10" style:family="paragraph" style:parent-style-name="Section_20_header_7e_LT_7e_Titel">
      <loext:graphic-properties draw:fill="none"/>
      <style:paragraph-properties fo:margin-left="0.5in" fo:margin-right="0in" fo:margin-top="0.1583in" fo:margin-bottom="0.1583in" loext:contextual-spacing="false" fo:line-height="100%" fo:text-align="start" style:justify-single-word="false" fo:orphans="2" fo:widows="2" fo:text-indent="-0.5in" style:auto-text-indent="false" fo:background-color="transparent" style:writing-mode="lr-tb"/>
      <style:text-properties style:font-name="Wreathe" fo:font-size="15pt" officeooo:rsid="000f7299" officeooo:paragraph-rsid="0010ff38" style:font-size-asian="15pt" style:font-size-complex="15pt"/>
    </style:style>
    <style:style style:name="P11"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25in" style:auto-text-indent="false" fo:background-color="transparent"/>
      <style:text-properties style:font-name="Wreathe" fo:font-size="15pt" officeooo:rsid="000f7299" officeooo:paragraph-rsid="000f7299" style:font-size-asian="15pt" style:font-size-complex="15pt"/>
    </style:style>
    <style:style style:name="T1" style:family="text">
      <style:text-properties officeooo:rsid="000f7299"/>
    </style:style>
    <style:style style:name="T2" style:family="text">
      <style:text-properties fo:font-style="italic" style:font-style-asian="italic" style:font-style-complex="italic"/>
    </style:style>
    <style:style style:name="T3" style:family="text">
      <style:text-properties officeooo:rsid="0015504f"/>
    </style:style>
    <style:style style:name="T4" style:family="text">
      <style:text-properties officeooo:rsid="0015c205"/>
    </style:style>
    <style:style style:name="T5" style:family="text">
      <style:text-properties officeooo:rsid="00175ec7"/>
    </style:style>
    <style:style style:name="T6" style:family="text">
      <style:text-properties officeooo:rsid="0025f6cb"/>
    </style:style>
    <style:style style:name="T7" style:family="text">
      <style:text-properties officeooo:rsid="0027f0f9"/>
    </style:style>
    <style:style style:name="T8" style:family="text">
      <style:text-properties officeooo:rsid="0028b990"/>
    </style:style>
    <style:style style:name="T9" style:family="text">
      <style:text-properties officeooo:rsid="002fefb2"/>
    </style:style>
    <style:style style:name="T10" style:family="text">
      <style:text-properties officeooo:rsid="0030c9fe"/>
    </style:style>
    <style:style style:name="T11" style:family="text">
      <style:text-properties officeooo:rsid="00326ff4"/>
    </style:style>
    <style:style style:name="T12" style:family="text">
      <style:text-properties officeooo:rsid="0033f2ac"/>
    </style:style>
    <style:style style:name="T13" style:family="text">
      <style:text-properties officeooo:rsid="003447d2"/>
    </style:style>
    <style:style style:name="T14" style:family="text">
      <style:text-properties officeooo:rsid="003654c6"/>
    </style:style>
    <style:style style:name="T15" style:family="text">
      <style:text-properties officeooo:rsid="00390cd2"/>
    </style:style>
    <style:style style:name="T16" style:family="text">
      <style:text-properties officeooo:rsid="003a526f"/>
    </style:style>
    <style:style style:name="T17" style:family="text">
      <style:text-properties officeooo:rsid="00424362"/>
    </style:style>
    <style:style style:name="T18" style:family="text">
      <style:text-properties officeooo:rsid="0044ddcf"/>
    </style:style>
    <style:style style:name="T19" style:family="text">
      <style:text-properties officeooo:rsid="00459107"/>
    </style:style>
    <style:style style:name="T20" style:family="text">
      <style:text-properties officeooo:rsid="0045ef80"/>
    </style:style>
    <style:style style:name="T21" style:family="text">
      <style:text-properties officeooo:rsid="004609c2"/>
    </style:style>
    <style:style style:name="T22" style:family="text">
      <style:text-properties officeooo:rsid="0047689b"/>
    </style:style>
    <style:style style:name="T23" style:family="text">
      <style:text-properties officeooo:rsid="004a2837"/>
    </style:style>
    <style:style style:name="T24" style:family="text">
      <style:text-properties officeooo:rsid="004b083a"/>
    </style:style>
    <style:style style:name="T25" style:family="text">
      <style:text-properties officeooo:rsid="004b5dd4"/>
    </style:style>
    <style:style style:name="T26" style:family="text">
      <style:text-properties officeooo:rsid="004e8cd6"/>
    </style:style>
    <style:style style:name="T27" style:family="text">
      <style:text-properties officeooo:rsid="00506da7"/>
    </style:style>
    <style:style style:name="T28" style:family="text">
      <style:text-properties officeooo:rsid="0050aff7"/>
    </style:style>
    <style:style style:name="T29" style:family="text">
      <style:text-properties officeooo:rsid="005447ab"/>
    </style:style>
    <style:style style:name="T30" style:family="text">
      <style:text-properties officeooo:rsid="005b5476"/>
    </style:style>
    <style:style style:name="T31" style:family="text">
      <style:text-properties officeooo:rsid="00621b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Emerging Technology</text:p>
      <text:p text:style-name="P3"/>
      <text:p text:style-name="P4"><text:span text:style-name="T1">2. </text:span>Emerging technologies are innovative technologies that have not yet <text:span text:style-name="T26">b</text:span>ecom<text:span text:style-name="T26">e</text:span> mainstream, at least within their specific domains, or fail<text:span text:style-name="T26">ed</text:span>.</text:p>
      <text:p text:style-name="P5">7. Emerging technologies are the implementations of ideas. Often, those ideas are the product of refining or combining other ideas or technologies.</text:p>
      <text:p text:style-name="P5">8. <text:span text:style-name="T27">Examples of f</text:span>ormerly emerging technolog<text:span text:style-name="T27">ies</text:span> that ha<text:span text:style-name="T27">ve</text:span> become mainstream <text:span text:style-name="T27">include n</text:span>ear-field communication technologies, <text:span text:style-name="T27">Unicode, and cascading style sheets. Near-field communication is </text:span>a subset of radio-frequency <text:span text:style-name="T3">i</text:span>dentification protocols, <text:span text:style-name="T28">and</text:span> became common in the mobile telecommunications industry around 2004 <text:span text:style-name="T7">to </text:span>2006, driven by the collaborative efforts of Nokia, Sony, and Phillips as the NFC Forum.</text:p>
      <text:p text:style-name="P5">9. <text:span text:style-name="T17">Near-field communication is used for payments. </text:span>While NFC payment technologies were an emerging technology just a few years ago, <text:span text:style-name="T8">they have</text:span> become very common, in forms such as tap-to-pay bank cards and credit cards, and near-field payment capabilities in cell phones and smart watches.</text:p>
      <text:p text:style-name="P5">11. Another technology that has <text:span text:style-name="T18">recently</text:span> become widespread is the Unicode Standard, a specification for converting writing into computer-readable data. First proposed in 1988, Unicode in its most basic form was widely supported by the mid 2000s, and is now thoroughly supported by most or all current electronic information processing systems.</text:p>
      <text:p text:style-name="P6">12. Cascading Style Sheets have become widely used in Web site design as a way to store information about the intended presentation of documents independently from the documents’ semantic content. The CSS specification was first released in 1996.</text:p>
      <text:p text:style-name="P5">13. <text:span text:style-name="T30">Emerging technologies currently include graph databases, multifactor biometric identification, and historical electronic data access. </text:span>While most current databases are either relational databases using SQL-based retrieval systems or non-relational stores <text:span text:style-name="T5">such as HBase</text:span>, a number of systems have been proposed that use a graph-based storage and retrieval model to enable more complex semantic queries based on the relationships between entities.</text:p>
      <text:p text:style-name="P5">14. The basic model of information used by graph databases <text:span text:style-name="T24">uses the concepts of</text:span> <text:span text:style-name="T2">vertices</text:span> and <text:span text:style-name="T2">edges</text:span>. By assigning semantic meaning to these structures, they can be used to store information. In many situations, the type of information being stored has directionality, such as <text:span text:style-name="T5">one</text:span> letter preceding another in the English alphabet. Those relationships can be stored and read in either direction with just as much semantic validity when using a graph database.</text:p>
      <text:p text:style-name="P5">17. <text:span text:style-name="T20">G</text:span>raph databases are capable of storing existing data models, <text:span text:style-name="T20">and</text:span> also provide superior retrieval capacities <text:span text:style-name="T5">for some datasets</text:span>.</text:p>
      <text:p text:style-name="P5">19. Multifactor biometric identification is one ongoing area of research <text:span text:style-name="T22">with significant</text:span> potential, since it could allow individual humans to be distinguished from each other in an automated and hard to mislead manner, unlike currently popular systems such as passphrases (which can be inappropriately shared), ID cards (which can be forged or stolen), and single-factor biometric identification such as fingerprints or voice recognition (wh<text:span text:style-name="T31">d</text:span>ich can be fooled). <text:soft-page-break/>Developing effective and reliable multifactor biometric identification systems is dependent on research in other related areas such as artificial intelligence and big data processing. One large-scale implementation of multifactor biometric identification is the Aadhaar system developed by the Unique Identification Authority of India, which uses fingerprints and iris scans and has over a billion enrolled people.</text:p>
      <text:p text:style-name="P5">20. One of the biggest threats to the preservation of historical knowledge is that when it is stored using computers, the knowledge necessary to read the physical media and understand their digital contents will <text:span text:style-name="T9">likely</text:span> be lost. Because computer systems are very complex, it <text:span text:style-name="T11">c</text:span>oul<text:span text:style-name="T11">d</text:span> be quite difficult to implement one compatible with existing computer systems only from a specification, without <text:span text:style-name="T10">hardware to use as reference</text:span>.</text:p>
      <text:p text:style-name="P5">21. Artificial intelligence is the field of study of computer systems’ ability to perform tasks that cannot be accomplished easily using straightforward mathematical algorithms. It encompasses technologies such as detecting lines within raster images, natural language parsing, and computer programs that refine their algorithms <text:span text:style-name="T13">using</text:span> information <text:span text:style-name="T12">regarding</text:span> their past performance. Line detection is fairly simple, and can be performed using many typical home computers. Natural language parsing is moderately complex, but is widely available through cloud translation services that allow Web-based use of <text:span text:style-name="T14">sufficiently capable</text:span> computer systems. Automated learning is very complex, and is not yet widely available, being generally only within the domain of corporations, governments, and research projects with sufficient funding.</text:p>
      <text:p text:style-name="P5">22. Graph databases hold significant potential for use in education. Consider Unicode, which has been very valuable to academics’ study of historic texts. <text:span text:style-name="T15">It has provided </text:span>improved accessibility of and searching within texts written using historic writing systems. <text:span text:style-name="T15">Those historic writing systems</text:span> were not included in the standards predating Unicode, <text:span text:style-name="T15">because</text:span> those standards were developed <text:span text:style-name="T16">primarily</text:span> for the use of governments and business. <text:span text:style-name="T15">In contrast,</text:span> Unicode enables researchers to submit proposals for the addition of writing systems to the standard. As more proposals are accepted into the Unicode standard, it will expand the range of texts to which Unicode-supporting tools can be applied. However, there is a large area of the textual research process that is not covered by Unicode: the storage and understanding of words within a text, their meanings, their etymologies, and their relationships to one another. That linguistic information is ideally suited to storage and processing using a graph database system, since graph databases can hold those complex relationships in their native form, rather than relying on the complex and unintuitive mappings that traditional databases frequently require.</text:p>
      <text:p text:style-name="P5"/>
      <text:p text:style-name="P5">(Slides 1, 23, and 24 have no narration.)</text:p>
      <text:p text:style-name="P5"/>
      <text:p text:style-name="P1">Sources:</text:p>
      <text:p text:style-name="P5"/>
      <text:p text:style-name="P7">Ahson, Syed, and Mohammad Ilyas. <text:span text:style-name="T2">Near Field Communications Handbook</text:span>. Boca Raton: CRC, 2012.</text:p>
      <text:p text:style-name="P8"><text:soft-page-break/>Becker, Joseph D. <text:span text:style-name="T2">Unicode 88</text:span>. 29 August 1988 (reprinted 10 September 1998).</text:p>
      <text:p text:style-name="P9">Kossman, Sienna. "8 FAQs about EMV Credit Cards." Accessed 16 Nov. 2016.</text:p>
      <text:p text:style-name="P9">NearFieldCommunication.org. "History of Near Field Communication." Accessed 16 Nov. 2016.</text:p>
      <text:p text:style-name="P9">Raymond, Eric S. "Plan 9: The Way the Future Was." In <text:span text:style-name="T2">The Art of Unix Programming</text:span>. Thyrsus Enterprises, 2003. Accessed 16 Nov. 2016.</text:p>
      <text:p text:style-name="P9">Sasaki, Bryce Merkl. "Graph Databases for Beginners: Why Graphs Are the Future." 18 July 2016. Accessed 16 Nov. 2016.</text:p>
      <text:p text:style-name="P9">Scott, Jason. ASCII: <text:span text:style-name="T2">Jason Scott’s Blog</text:span>.</text:p>
      <text:p text:style-name="P9">TNN. “Learning with the Times: What is Aadhaar?”. 4 Oct. 2010. <text:span text:style-name="T2">In The Times of India</text:span>.</text:p>
      <text:p text:style-name="P9">Unique Identification Authority of India. <text:span text:style-name="T2">Aadhaar Generation Progress in India</text:span> (spreadsheet). Accessed 26 Nov. 2016.</text:p>
      <text:p text:style-name="P10">West, Andrew. <text:span text:style-name="T2">BabelStone B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Wreathe" svg:font-family="Wreathe" style:font-pitch="variable"/>
    <style:font-face style:name="Arial" svg:font-family="Arial" style:font-family-generic="roman" style:font-pitch="variable"/>
    <style:font-face style:name="Caladea" svg:font-family="Caladea" style:font-family-generic="roman" style:font-pitch="variable"/>
    <style:font-face style:name="Gentium Book Basic" svg:font-family="'Gentium Book Basic'"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Luxi Sans" svg:font-family="'Luxi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uxi Sans" style:font-family-asian="'Luxi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Luxi Sans" style:font-family-asian="'Luxi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loext:contextual-spacing="false" style:line-height-at-least="0.139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letter-spacing="normal"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uxi Sans" style:font-family-asian="'Luxi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Hindi" fo:font-family="'Lohit Hindi'" style:font-family-generic="roman" style:font-pitch="variable" fo:font-size="18pt" style:letter-kerning="true" style:font-name-asian="Luxi Sans" style:font-family-asian="'Luxi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Hindi" fo:font-family="'Lohit Hind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uxi Sans" style:font-family-asian="'Luxi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Luxi Sans" style:font-family-asian="'Luxi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LO-normal" style:family="paragraph" style:default-outline-level="">
      <style:paragraph-properties fo:text-align="start" style:justify-single-word="false" fo:orphans="2" fo:widows="2" style:writing-mode="lr-tb"/>
      <style:text-properties style:font-name="Gentium Book Basic" fo:font-family="'Gentium Book Basic'" style:font-family-generic="roman" style:font-pitch="variable" fo:font-size="11pt" style:letter-kerning="true" style:font-name-asian="Luxi Sans" style:font-family-asian="'Luxi Sans'"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Gliederung_20_1" style:display-name="Section header~LT~Gliederung 1" style:family="paragraph" style:default-outline-level="">
      <style:paragraph-properties fo:margin-left="0in" fo:margin-right="0in" fo:margin-top="0.289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uxi Sans" style:font-family-asian="'Luxi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left="0in" fo:margin-right="0in" fo:margin-top="0.231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left="0in" fo:margin-right="0in" fo:margin-top="0.1154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left="0in" fo:margin-right="0in" fo:margin-top="0.0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uxi Sans" style:font-family-asian="'Luxi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Luxi Sans" style:font-family-asian="'Luxi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Caladea" fo:font-family="Caladea" style:font-family-generic="roman" style:font-pitch="variable" fo:font-size="28pt" fo:font-style="normal" fo:text-shadow="none" style:text-underline-style="none" fo:font-weight="normal" style:letter-kerning="true" style:font-name-asian="Luxi Sans" style:font-family-asian="'Luxi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Hintergrund" style:display-name="Section head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Luxi Sans" style:font-family-asian="'Luxi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8:31:22.504140656</meta:creation-date>
    <dc:date>2016-11-27T13:47:16.559360063</dc:date>
    <meta:editing-duration>PT3H1S</meta:editing-duration>
    <meta:editing-cycles>67</meta:editing-cycles>
    <meta:generator>LibreOffice/5.1.4.2$Linux_X86_64 LibreOffice_project/dd63eb6edde435fbd8011a1938c6a0a979e2e193</meta:generator>
    <meta:document-statistic meta:table-count="0" meta:image-count="0" meta:object-count="0" meta:page-count="3" meta:paragraph-count="26" meta:word-count="1006" meta:character-count="6859" meta:non-whitespace-character-count="5879"/>
  </office:meta>
</office:document-meta>
</file>